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font-name="Times New Roman1" style:text-underline-style="none"/>
    </style:style>
    <style:style style:name="T8" style:family="text">
      <style:text-properties style:text-position="0% 100%" style:font-name="Times New Roman" style:text-underline-style="none"/>
    </style:style>
    <style:style style:name="T9" style:family="text">
      <style:text-properties style:text-position="0% 100%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solid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8_2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. Mendelsoh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November 18, 1895</text:p>
      <text:p text:style-name="P2">Month<text:tab/><text:tab/><text:tab/><text:tab/><text:tab/><text:tab/>November</text:p>
      <text:p text:style-name="P2">Year<text:tab/><text:tab/><text:tab/><text:tab/><text:tab/><text:tab/>1895</text:p>
      <text:p text:style-name="P2">Hebrew Date<text:tab/><text:tab/><text:tab/><text:tab/><text:tab/></text:p>
      <text:p text:style-name="P2">Undated</text:p>
      <text:p text:style-name="P2">City<text:tab/><text:tab/><text:tab/><text:tab/><text:tab/><text:tab/>Wilmington</text:p>
      <text:p text:style-name="P2">State<text:tab/><text:tab/><text:tab/><text:tab/><text:tab/><text:tab/>NC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12</text:p>
      <text:p text:style-name="P2">Fragment<text:tab/><text:tab/><text:tab/><text:tab/><text:tab/></text:p>
      <text:p text:style-name="P2">Pagination <text:tab/><text:tab/><text:tab/><text:tab/><text:tab/>Y, beginning with page 2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5">[Hebrew]/</text:p>
      <text:p text:style-name="P6">Wilmington, N. C., Nov. 18<text:span text:style-name="T2">th</text:span><text:span text:style-name="T4"> 1895./</text:span></text:p>
      <text:p text:style-name="P6"><text:span text:style-name="T4">from S. Mendelsohn/</text:span></text:p>
      <text:p text:style-name="P6"><text:span text:style-name="T4">Wilmington, N. C./</text:span></text:p>
      <text:p text:style-name="P5"><text:span text:style-name="T4">Rev. &amp; dear sir:-/</text:span></text:p>
      <text:p text:style-name="P5"><text:span text:style-name="T4"><text:tab/>[Hebrew], I beg leave to submit for your consideration &amp; decision the/ following question: </text:span><text:span text:style-name="T5">Is the holding of funeral services in the synagogue</text:span><text:span text:style-name="T6">/ </text:span><text:span text:style-name="T5">opposed to the spirit of our laws &amp; desecrating the house of God</text:span><text:span text:style-name="T6">?/</text:span></text:p>
      <text:p text:style-name="P5"><text:span text:style-name="T6"><text:tab/>This question is, with me, not an idle one: it is a [Hebrew]/ which I seek. <text:s/>For even now there is pending in my congregation a resolu/tion authorizing the opening of the synagogue for funeral services, in/ case it be the desire of the bereaved family--members of the Jewish commu-/nity, of course--to hold such services in the synagogue./</text:span></text:p>
      <text:p text:style-name="P5"><text:span text:style-name="T6"><text:tab/>Now, while I full well know that, to hold funeral services over/ the remains of a layman in the </text:span><text:soft-page-break/><text:span text:style-name="T6">synagogue is not a general custom in Israel/--though in Europe I have seen it done &amp; in this country I have heard of it,--/ &amp; while I duly appreciate the gravity of our sages' maxims: [Hebrew] &amp;/ [Hebrew], &amp; therefore do not lightly esteem our customs: I am neverthe-/less inclined to sanciton the proposed innovation, not, however, for the sake/ of the innovation, but for the sake of the wholesome results that may follow./ <text:s/>I conscientiously believe that the opening of the house dedicated to the wor-/ship of God &amp; to instruction in the word of God for the purpose under consider-/ation, will accomplish in Israel more good than many eloquent sermons/ preached to empty benches; &amp; if [Hebrew] (Berakhoth IX </text:span><text:span text:style-name="T7">§</text:span><text:span text:style-name="T8">5; Yer. ib./ IX </text:span><text:span text:style-name="T7">§</text:span><text:span text:style-name="T8">8-b.14</text:span><text:span text:style-name="T3">d</text:span><text:span text:style-name="T8"> Tot, et al.) [Hebrew] that, under similar circumstances, a [Hebrew] mi[ght]/</text:span></text:p>
      <text:p text:style-name="P5"><text:span text:style-name="T8"/></text:p>
      <text:p text:style-name="P5"><text:span text:style-name="T8">[Page 2]</text:span></text:p>
      <text:p text:style-name="P5"><text:span text:style-name="T8">be altered--a [Hebrew] resting on, what seems to me, [Hebrew] of the popular/ [Hebrew] which is certainly [Hebrew] (Eduyoth II </text:span><text:span text:style-name="T7">§</text:span><text:span text:style-name="T8">2, et al.), particularly where there/ are people who have seen it, &amp; upon a [Hebrew] which, I humbly submit, is misunder-/stood &amp; therefore misapplied._But [Hebrew]./</text:span></text:p>
      <text:p text:style-name="P5"><text:span text:style-name="T8"><text:tab/>What is it that leads people to believe the holding of funeral services in the/ synagogue opposed to the spirit of our laws? <text:s/>The Bible is silent on the question,/ &amp; [Hebrew] it can not be included, because while Christianity was yet in its/ earliest infancy, public funerals [Hebrew] among the Jews were held in sy-/nagogues (of Megillah 28</text:span><text:span text:style-name="T3">b</text:span><text:span text:style-name="T8">)._The Mishnah (ib. III </text:span><text:span text:style-name="T7">§</text:span><text:span text:style-name="T8"> 3) says: [Hebrew];/ but as our synagogues are [Hebrew] in splendid condition, this can not be applied/ to them. <text:s/>We consult the Tosefta, &amp; here (ib. II, ed. Zuck. III, end) we read as follows:/ [Hebrew], which the Gemarah (ib. 28</text:span><text:span text:style-name="T3">a</text:span><text:span text:style-name="T8"> sq.),/ probably on the principle of [Hebrew] &amp; </text:span><text:span text:style-name="T9">vice versa</text:span><text:span text:style-name="T8"> (?), reproduces in this form:/ [Hebrew] xxx [Hebrew] xxx [Hebrew]. <text:s/>This the/ [Hebrew] adopt as the [Hebrew], &amp; hence we find Maimonides saying: [Hebrew]/ [Hebrew] (H. Tefillah XI </text:span><text:span text:style-name="T7">§</text:span><text:span text:style-name="T8"> 7)./ <text:s/>The author of the [Hebrew] (151 </text:span><text:span text:style-name="T7">§</text:span><text:span text:style-name="T8">1) states it in about the same language: [Hebrew]/ [Hebrew], commenting upon which/ the [Hebrew] remarks: [Hebrew]/ [Hebrew] which view the author of the [Hebrew] himself expresses in his [Hebrew]/ (344 </text:span><text:span text:style-name="T7">§</text:span><text:span text:style-name="T8">19), where he says: [Hebrew].--This, then, is/ the [Hebrew], &amp; to my limited knowledge the only one germain[sic!] to the question at issue;/ but [Hebrew], I venture to contend that this Halakhah does not prohibit the/</text:span></text:p>
      <text:p text:style-name="P5"><text:span text:style-name="T8"/></text:p>
      <text:p text:style-name="P5"><text:span text:style-name="T8">[Page 3]</text:span></text:p>
      <text:p text:style-name="P5"><text:span text:style-name="T8">holding of </text:span><text:span text:style-name="T9">funeral services</text:span><text:span text:style-name="T8"> in the synagogue, &amp; that, per contra, according to/ the spirit &amp; even to the letter of this Halakhah, funeral services ought to be held/ in the house dedicated to the worship of God &amp; to instruction in the word of God./</text:span></text:p>
      <text:p text:style-name="P5"><text:span text:style-name="T8"><text:tab/>Remembering that the Talmudic term [Hebrew] is multivocal (cf. Jastrow, Dick, s. v.), one might/ easily be led to suppose that it implies also funeral </text:span><text:span text:style-name="T9">services</text:span><text:span text:style-name="T8">; &amp; yet such is not the/ case. <text:s/>The fact is, as far as we know, under the Talmudic dispensation there were no/ services at the funerals. <text:s/>There were the funeral </text:span><text:span text:style-name="T9">ceremonies</text:span><text:span text:style-name="T8">, </text:span><text:span text:style-name="T9">obsequies</text:span><text:span text:style-name="T8">, conducted with/ great pomp &amp; grandeur. <text:s/>These embraced vocal &amp; instrumental music, hired mour-/ners &amp; torch bearers, elegies &amp; eulogies, wringing of hands, smiting on the breast,/ stamping with the foot (Moed Katon 24 sq.; Kethuboth 46</text:span><text:span text:style-name="T3">b</text:span><text:span text:style-name="T8">, 48</text:span><text:span text:style-name="T3">a</text:span><text:span text:style-name="T8">; Semahoth, et al.);/ but nowhere do we find in the Talmud the slightest reference to funeral services./ <text:s/>We do meet with the [Hebrew] (ab. Zarah 18</text:span><text:span text:style-name="T3">a</text:span><text:span text:style-name="T8">; anp. Sifre Debarin </text:span><text:span text:style-name="T7">§</text:span><text:span text:style-name="T8">307); but even/ that was said, not during the funeral ceremonies, but by the dying &amp; not by all/ the dying, as is evident from the Rabbi's exclammation[sic!]: [Hebrew]/ [Hebrew]!--That such a [Hebrew], embracing such displays/ was distasteful to our sages, appears from its being mentioned in connection with/ acts denominated [Hebrew] (Meg. l. c.). <text:s/>The were gorgeous ceremonies, often continued/ for many days ([Hebrew]--M. Katon 27</text:span><text:span text:style-name="T3">b</text:span><text:span text:style-name="T8">, et al.) &amp; ruinous to bereaved families,/ so that "the disposal of the remains was frequently more distressing than the/ death itself" (ib. 27</text:span><text:span text:style-name="T3">b</text:span><text:span text:style-name="T8">): [Hebrew],--hence could not be coun/tenanced in the synagogue, where all classes of people gather to pour out their/ spirits to God or to learn the word of God. <text:s/>These spectacular obsequies too much/ glorified the high &amp; mortified the low, so that the latter frequently deserted their dying/</text:span></text:p>
      <text:p text:style-name="P5"><text:soft-page-break/><text:span text:style-name="T8"/></text:p>
      <text:p text:style-name="P5"><text:span text:style-name="T8">[Page 4]</text:span></text:p>
      <text:p text:style-name="P5"><text:span text:style-name="T8">in order to escape the humiliation consequent upon their inability to rival their/ affluent brethren in funerial[sic!] displays (ib.) [Hebrew],--hence/ the sages' objection to lending the synagogue for private funeral ceremonies./</text:span></text:p>
      <text:p text:style-name="P5"><text:span text:style-name="T8"><text:tab/>Our funerals have nothing in common with those of olden days,/ save what is consoling &amp; edifying. <text:s/>Modern Jewish funerals are not at-/tended by gorgeous pageantries[sic!] &amp; costly exhibitions, but by sorrowing friends/ &amp; subdued mourning; they are accompanied, not by wringing of hands &amp; smit-/ing the breast, but by solemn services &amp;instructive lessons,--hence they can/ not fall under the fan of proscription._Indeed, it seems to me that the spi-/rit, &amp; even the letter of the Halakhah under consideration recommend the/ holding of funerals, as conducted nowadays, in the synagogue. <text:s/>The Tosefta,/ &amp; the Gemara, &amp; the casuists tell us: [Hebrew], &amp; I hazard/ nothing in asserting that, in our days, there is no other [Hebrew]. <text:s/>The [Hebrew] of/ the Talmud is, according to glossaries &amp; casuists, one at which [Hebrew]/ a great many people are present. <text:s/>Another Halakhah makes it obligatory/ on the community at large to attend the funeral of a well known person:/ [Hebrew] (Moed Katon 24</text:span><text:span text:style-name="T3">b</text:span><text:span text:style-name="T8">; Maimon, H. Abel XII </text:span><text:span text:style-name="T7">§</text:span><text:span text:style-name="T8">11; Yore Deah 353 </text:span><text:span text:style-name="T7">§</text:span><text:span text:style-name="T8">5);/ &amp; since in our days almost every Israelite is blest with large circles of/ acquaintances, particularly among those who worship with him in the/ same synagogue, every funeral is a [Hebrew], consequently ought to take place/ in the synagogue./</text:span></text:p>
      <text:p text:style-name="P5"><text:span text:style-name="T8"><text:tab/>That in our days every funeral is a [Hebrew], one which is attended/ by many people, goes without saying. <text:s/>Every Israelite from whose house a funeral/</text:span></text:p>
      <text:p text:style-name="P5"><text:span text:style-name="T8"/></text:p>
      <text:p text:style-name="P5"><text:span text:style-name="T8">[Page 5]</text:span></text:p>
      <text:p text:style-name="P5"><text:span text:style-name="T8">ever took place knows that, notwithstanding his having prepared for the sad/ occasion the largest room in the house &amp; furnished it with his neighbors'/ chairs, there were not seats enough, or even standing room enough, for the/ people that crowded in; &amp; every one who ever attended a Jewish funeral from/ private premises knows that, while the minister conducts the funeral services/ in the house of mourning, there are vastly more people in front of that house/ than under its roof!/</text:span></text:p>
      <text:p text:style-name="P5"><text:span text:style-name="T8"><text:tab/>And do we owe nothing to public convenience &amp; to public health?/ <text:s/>Have we never heard of people contracting colds &amp; more serious ailments/ from exposure at funerals?_ Our sages extol public respect, going so far/ as to say, [Hebrew] (Berakhoth 19</text:span><text:span text:style-name="T3">b</text:span><text:span text:style-name="T8">/ Meg. 3</text:span><text:span text:style-name="T3">b</text:span><text:span text:style-name="T8">; cf. Tosafoth ib. s. v. 37b),/ &amp; we, without express authority for it, close the synagogue against the public/ attending funerals! <text:s/>[Hebrew]!_I know that, pointing to the Halakhah, where/ it says: [Hebrew], one might argue that, </text:span><text:span text:style-name="T10">as</text:span><text:span text:style-name="T8"> the same treatise which/ contains our sages exalted opinion of [Hebrew], contains also this prohibition,/ whence it might be inferred that, in this respect, our ancients did not consider/ [Hebrew] of insuperable importance, for [Hebrew] (Berakhoth lc.)! <text:s/>My re-/ply would be Far from it! <text:s/>Public respect was with our sages an inviolable/ rule; but in the case of a strictly private funeral, their apparent devia-/tion from that rule was dictated, first, by their respect for the greater public/ combined with their objections to the obsequies themselves; &amp; 2</text:span><text:span text:style-name="T3">ndly</text:span><text:span text:style-name="T8">, by the fact that/ there was no occasion to disturb the synagogue on account of every private/ funeral, families having then owned private "mourning-houses" [Hebrew]/</text:span></text:p>
      <text:p text:style-name="P5"><text:span text:style-name="T8"/></text:p>
      <text:p text:style-name="P5"><text:span text:style-name="T8">[Page 6]</text:span></text:p>
      <text:p text:style-name="P5"><text:span text:style-name="T8">which were commodious enough for private funerals (Kethuboth 84</text:span><text:span text:style-name="T3">a</text:span><text:span text:style-name="T8">; B. Bathrso/ 100</text:span><text:span text:style-name="T3">b</text:span><text:span text:style-name="T8">, et al.). <text:s/>We have no such mourning-houses &amp; no such obsequies; but we have/ synagogues, whither the Israelite does, or is expected to, hie himself on every/ occasion; these synagogues are commodious edifices,--why not open them/ for the convenience of the sorely tired mourners &amp; of their large circle of sym-/pathizing friends? <text:s/>The Tosefta, &amp; the Gemara, &amp; the casuists, as we have seen,/ agree in recommending the opening of the synagogue for a [Hebrew], &amp; the/ "Prince of Commentators," Rashi remarks: [Hebrew] (Meg. 28</text:span><text:span text:style-name="T3">b</text:span><text:span text:style-name="T8">, s./ v. [Hebrew]), which means public convenience,--let us adopt the recommendation,/ if only [Hebrew] for the sake of public convenience./</text:span></text:p>
      <text:p text:style-name="P5"><text:soft-page-break/><text:span text:style-name="T8"><text:tab/>But it is not merely convenience, private or public, that inclines me to/ sanction the proposed quasi innovation; I am actuated by a higher motive, even/ the good effects which the better facilities for holding funeral services will produce./</text:span></text:p>
      <text:p text:style-name="P5"><text:span text:style-name="T8"><text:tab/>Some years ago, I had the honor of an invitation to read before the Jewish/ Ministers' Association a paper on "Funeral Orations," &amp; in the course of my remarks/ on that subject, I expressed the following views:--In our days, &amp; particularly in this/ country, "while the funeral address is confessedly not an indispensable component/ of the burial services, it is the almost universal custom, &amp; objectively very im-/portant, because of the possible consequences in that [Hebrew] (Moed/ Katon 28</text:span><text:span text:style-name="T3">b</text:span><text:span text:style-name="T8">, et al). <text:s/>Funeral services are often attended even by such as are hardly,/ if ever, seen in the synagogue, &amp; the minister has thus a rare opportunity for/ approaching hearts which are usually far removed from his influence; &amp; who/ can tell whether the good seed sown on so solemn an occasion, may not find/</text:span></text:p>
      <text:p text:style-name="P5"><text:span text:style-name="T8"/></text:p>
      <text:p text:style-name="P5"><text:span text:style-name="T8">[Page 7]</text:span></text:p>
      <text:p text:style-name="P5"><text:span text:style-name="T8">a resting place in some fertile soil there to be deeply imbedded &amp; eventually to produce/ blessed fruit? <text:s/>The coffin &amp; the grave, it is true, are in themselves eloquent preach-/ers, but not every ear is so constructed as to hear the silent lessons they con-/vey. <text:s/>It requires an active tongue to interpret them &amp; to render them intelligible/ &amp; appreciable. <text:s/>In short, [Hebrew] 'the merit of the funeral address con-/sists in the edifying, sacred emotions it inspires.' (Berakhoth 6</text:span><text:span text:style-name="T3">b</text:span><text:span text:style-name="T8">)/</text:span></text:p>
      <text:p text:style-name="P5"><text:span text:style-name="T8"><text:tab/>Such views I have embodied in my paper, [Hebrew]/ [Hebrew], &amp; when I laid them before the said Association*, they received the/ unqualified endorsement of that learned body,--hence I believe that the fu-/neral address is entitled to a place in the Jewish pulpit as much as any other/ address based on Jewish lore &amp; Jewish doctrine, &amp; more so than the wedding/ ceremony (emp. [Hebrew] in Y. D. 391 </text:span><text:span text:style-name="T7">§</text:span><text:span text:style-name="T8">3 &amp; E. H. 61 </text:span><text:span text:style-name="T7">§</text:span><text:span text:style-name="T8">1, &amp; cf. Succah 51</text:span><text:span text:style-name="T3">b</text:span><text:span text:style-name="T8"> &amp; Tosaforth Kidduhin/ 52</text:span><text:span text:style-name="T3">b</text:span><text:span text:style-name="T8"> s. v. [Hebrew]), &amp; this, not only [Hebrew]; but also [Hebrew]. <text:s/>For after all,/ if the \ term [Hebrew] in our Halakhah means anything, it certainly means the/ funeral address; &amp; from the language of the Tosefta (Kethub. IV </text:span><text:span text:style-name="T7">§</text:span><text:span text:style-name="T8">2) &amp; of the Ge-/mara (Yer. ib IV </text:span><text:span text:style-name="T7">§</text:span><text:span text:style-name="T8">b--p. 28</text:span><text:span text:style-name="T3">d</text:span><text:span text:style-name="T8">): [Hebrew], we know that the funeral/ address was not universal in those days. <text:s/>Now, as long as the [Hebrew] was subject/ to local custom, &amp; the privilege of the elect--as can readily be seen from the/ fragmentary remains of such addresses (M. Katow 25</text:span><text:span text:style-name="T3">b</text:span><text:span text:style-name="T8">, et al.)--there was good rea-/son for banishing it from the synagogue, &amp; even then only in cases of [Hebrew], to/ spare the feelings of the masses, for which reason many important changes in/</text:span></text:p>
      <text:p text:style-name="P5"><text:span text:style-name="T8"/></text:p>
      <text:p text:style-name="P5"><text:span text:style-name="T8">*) At the meeting held in Washington, D.C., May 1888, which was attended, among many/ others, by the Rev. Drs. Gottheil, Jastrow &amp; Mendes--the chief officers, &amp; by the Rev Drs Szold,/ Wintner &amp; the lamented Bettelheim./</text:span></text:p>
      <text:p text:style-name="P5"><text:span text:style-name="T8"/></text:p>
      <text:p text:style-name="P5"><text:span text:style-name="T8">[Page 8]</text:span></text:p>
      <text:p text:style-name="P5"><text:span text:style-name="T8">the funeral ceremonies have from time to time been introduced (ib. 27). <text:s/>Again,/ as long as the [Hebrew] was purely subjective, confined to the delineation of the/ life &amp; labors of the deceased ([Hebrew]--Berakhoth 3</text:span><text:span text:style-name="T3">b</text:span><text:span text:style-name="T8">), it/ would not have comported with the scope of the pulpit &amp; of the synagogue to/ surrender them to every [Hebrew]. <text:s/>But in this country &amp; in modern congre-/gations, where the minister, in stricter consonance with the Kalakhah (M. Kab./ 24</text:span><text:span text:style-name="T3">b</text:span><text:span text:style-name="T8">; Y. D. 344 </text:span><text:span text:style-name="T7">§</text:span><text:span text:style-name="T8">4, et al.), delivers an address on the death of even a young child;/ where no line of demarcation is drawn between the high &amp; the low, between the/ rich &amp; the poor, &amp; where every such sad occasion is attended by a numerous/ assembly of friends &amp; acquaintances of the deceased, or of the bereaved, or of/ both: the synagogue is, in my humble opinion, the proper place for the fu-/neral address which combines the subjective &amp; the objective: consolation for/ the mourners &amp; instruction for all./</text:span></text:p>
      <text:p text:style-name="P5"><text:span text:style-name="T8"><text:tab/>[Hebrew] is, that the inhibitory clause of our Halakhah is in-/applicable to our times &amp; customs, &amp; that the modern Jewish funeral may, or/ should take place in the synagogue, in the public house of public prayer/ &amp; public instruction./</text:span></text:p>
      <text:p text:style-name="P5"><text:soft-page-break/><text:span text:style-name="T8"><text:tab/>But how about the corpse: may that be brought into the synagogue/ without doing violence to the sanctity of the place? <text:s/>Though our Halakhah/ permits, or ordains, the holding of the [Hebrew] in the synagogue, it does/ not yet permit the presence of the corpse. <text:s/>Indeed, from the concatenation of the/ Talmudic rules: [Hebrew] (M. Katon 28</text:span><text:span text:style-name="T3">a</text:span><text:span text:style-name="T8">) &amp; [Hebrew] (ib 27</text:span><text:span text:style-name="T3">b</text:span><text:span text:style-name="T8">), both of which/ are accepted Halakhoth (Maim. H. Abel IV </text:span><text:span text:style-name="T7">§§</text:span><text:span text:style-name="T8"> 7-8; ib XIII </text:span><text:span text:style-name="T7">§</text:span><text:span text:style-name="T8">11; Y. D. 357 &amp; 394) one might/</text:span></text:p>
      <text:p text:style-name="P5"><text:span text:style-name="T8"/></text:p>
      <text:p text:style-name="P5"><text:span text:style-name="T8">[Page 9]</text:span></text:p>
      <text:p text:style-name="P5"><text:span text:style-name="T8">reasonably infer that the [Hebrew] was delivered without the presence of the subject, even/ after burial; while our funeral services are held before burial &amp; in the presence/ of the remains: may this be done in the synagogue? <text:s/>Again [Hebrew]./</text:span></text:p>
      <text:p text:style-name="P5"><text:span text:style-name="T8"><text:tab/>In [Hebrew] (344 </text:span><text:span text:style-name="T7">§</text:span><text:span text:style-name="T8">20) we find the following Halakhah: [Hebrew]/ [Hebrew]. <text:s/>This rule is incorporated in [Hebrew]/ (l. e., end) on the authority of Haggaon Hai; &amp; although [Hebrew] it can not be/ traced further back, it suffices for the present to know that the [Hebrew] admits/ human remains into the [Hebrew]. <text:s/>It is true, the admission granted in these cases/ is a concession to greatness, but it nevertheless shows that the [Hebrew] did not con-/sider it a desecration of the sacred edifice. <text:s/>We now turn to the Mishnah, &amp;/ here (Yadayim IV </text:span><text:span text:style-name="T7">§</text:span><text:span text:style-name="T8">6) we find R. Yohanan ben Zaccai endeavoring to account/ for certain rules concerning ritualistic uncleanness, &amp; as the best reason for as-/signing the power of contamination to human bones, &amp; not to those of the brute, he--/ R. Yohanan ben Zaccai, who elsewhere (Numb. R. s. XIX; Tanhuma Huccath </text:span><text:span text:style-name="T7">§</text:span><text:span text:style-name="T8">8) is/ reported as saying: [Hebrew]--</text:span><text:span text:style-name="T10">asserts</text:span><text:span text:style-name="T8"> offers the </text:span><text:span text:style-name="T9">argumentum ad</text:span><text:span text:style-name="T8">/ </text:span><text:span text:style-name="T9">hominem</text:span><text:span text:style-name="T8">: [Hebrew]; &amp; accordingly, if [Hebrew] (Hullin 33</text:span><text:span text:style-name="T3">a</text:span><text:span text:style-name="T8">), &amp; yet/ the Gaon's remains do not desecrate the sacred edifice, [Hebrew] that the remains/ of the lower classes can not desecrate it!--But there is no occasion for/ diving in the depths of obstruse reasoning. <text:s/>R. Akiba exaltingly exclaims:/ [Hebrew] (Pessahim 19</text:span><text:span text:style-name="T3">a</text:span><text:span text:style-name="T8">), &amp; on the authority of a Baraitha, the/ Talmud (Yer. Kilayim IX </text:span><text:span text:style-name="T7">§</text:span><text:span text:style-name="T8">2--p. 32</text:span><text:span text:style-name="T3">a</text:span><text:span text:style-name="T8">) explicitly says: [Hebrew]./ <text:s/></text:span></text:p>
      <text:p text:style-name="P5"><text:span text:style-name="T8"><text:tab/>And still another question. <text:s/>If in the foregoing I have succeeded in correctly/ interpreting the Halakhah, &amp; proved that, accordingly, the remains may be brought into the/</text:span></text:p>
      <text:p text:style-name="P5"><text:span text:style-name="T8"/></text:p>
      <text:p text:style-name="P5"><text:span text:style-name="T8">[Page 10]</text:span></text:p>
      <text:p text:style-name="P5"><text:span text:style-name="T8">the[sic!] synagogue, the question may be asked may the [Hebrew] lawfully abide in the synagogue,/ while the human remains are under its roof? <text:s/>And to this I unhesitatingly answer Yes!/</text:span></text:p>
      <text:p text:style-name="P5"><text:span text:style-name="T8"><text:tab/>The Gemara (Yer. Berakhoth II </text:span><text:span text:style-name="T7">§</text:span><text:span text:style-name="T8">1--p. 6</text:span><text:span text:style-name="T3">a</text:span><text:span text:style-name="T8">) raises the question: [Hebrew]? &amp;/ answers by citing the following precedent [Hebrew]/ [Hebrew]. <text:s/>Commenting on this, Asheri (Kethub. II </text:span><text:span text:style-name="T7">§</text:span><text:span text:style-name="T8">5) remarks: [Hebrew]/ [Hebrew]. <text:s/>The same precedent is quoted in illustration of the above Barai/tha [Hebrew]. <text:s/>Now, since it is admitted that the funeral address, like any other/ address based on Jewish doctrine, is [Hebrew], it clearly follows that the [Hebrew] may attend/ funeral services. <text:s/>And should it be objected to the high position here assigned to the/ funeral address, then the [Hebrew] should be obliged to attend for the sake of the funeral it-/self. <text:s/>For whether the [Hebrew] or [Hebrew] (Sanh. 46</text:span><text:span text:style-name="T3">b</text:span><text:span text:style-name="T8"> sq.), it is [Hebrew], &amp; we/ have just seen that the Talmud states: [Hebrew], which state-/ment reappears elsewhere (Yer. Berakh. III </text:span><text:span text:style-name="T7">§</text:span><text:span text:style-name="T8">1--p. 6</text:span><text:span text:style-name="T3">b</text:span><text:span text:style-name="T8"> top) in an amplified &amp; Halakhic/ form; thus: [Hebrew]xxx? <text:s/>[Hebrew]/ [Hebrew].--Again the [Hebrew] (Y. D. 371 </text:span><text:span text:style-name="T7">§</text:span><text:span text:style-name="T8">5) permits the/ [Hebrew] to stand by the funeral couch, because [Hebrew]/ [Hebrew] &amp; surely it will not be averred that the corpse,/ encased in a coffin &amp; resting on a bier, can acquire a right to the place in the sy-/nagogue! <text:s/>And as there is no right of acquisition, there is no possibility of con/tamination by proximity (cf. Sotah 44</text:span><text:span text:style-name="T3">a</text:span><text:span text:style-name="T8">; Maimon. H. Abel III </text:span><text:span text:style-name="T7">§</text:span><text:span text:style-name="T8"> 13; Y. D., l. c.)./ <text:s/>Above all, we must remember, as Maimonides expresses it (More IIII, 47), [Hebrew]/ [Hebrew], &amp; the Talmud (Taanith 17) permits the [Hebrew]/ to drink wine [Hebrew] (cf. Rashi ad l. &amp; Tosaforth ib. s. v. [Hebrew]; also [Hebrew] ad l. s. v. 137)./</text:span></text:p>
      <text:p text:style-name="P5"><text:span text:style-name="T8"/></text:p>
      <text:p text:style-name="P5"><text:span text:style-name="T8">[Page 11]</text:span></text:p>
      <text:p text:style-name="P5"><text:span text:style-name="T8"><text:tab/>In conclusion, I beg leave to add the following. <text:s/>Maimonides (H. Tumath Meth XII </text:span><text:span text:style-name="T7">§</text:span><text:span text:style-name="T8">6),/ on </text:span><text:soft-page-break/><text:span text:style-name="T8">good Talmudic authority (cf. Berakhoth 19</text:span><text:span text:style-name="T3">b</text:span><text:span text:style-name="T8">), distinctly states that [Hebrew]/ [Hebrew]. <text:s/>Now, as in this coun-/try the remains are never carried out on a funeral couch ([Hebrew]), but always in coffins, there/ is accordingly no room for the apprehension of contamination; &amp; although the sources quoted/ add: [Hebrew], we may reasonably hold to the main/ Halakhah, since our coffins are </text:span><text:span text:style-name="T9">invariably</text:span><text:span text:style-name="T8"> spacious, </text:span><text:span text:style-name="T9">always</text:span><text:span text:style-name="T8"> leaving between the corpse &amp; the/ lid more vacuum than the Halakhah requires. <text:s/>Again, the Talmud (Meg. 26</text:span><text:span text:style-name="T3">b</text:span><text:span text:style-name="T8">) &amp; the casuists/ declare [Hebrew]; &amp; since coffins are certainly [Hebrew],/ at least the wooden ones are [Hebrew].--/</text:span></text:p>
      <text:p text:style-name="P5"><text:span text:style-name="T8"><text:tab/>From all of the above it clearly appears to my mind:/</text:span></text:p>
      <text:p text:style-name="P5"><text:span text:style-name="T8">1. That to hold funeral services in the synagogue can not be [Hebrew] public/ funerals having been held in synagogues early in the common era./</text:span></text:p>
      <text:p text:style-name="P5"><text:span text:style-name="T8">2. That modern Jewish funerals, differing as they do from those of Talmudic times/ in many respects &amp;--the occasional costly casket &amp; display of flowers notwithstand-/ing--being free from that pomp &amp; pageantry which constituted ancient funeral cere-/monies &amp; which probably suggested their being considered in connection with [Hebrew]/ [Hebrew], do not fall under the Halakhic interdict even as to [Hebrew]./</text:span></text:p>
      <text:p text:style-name="P5"><text:span text:style-name="T8">3. That the modern Jewish funeral is, in every case &amp; </text:span><text:span text:style-name="T9">literally</text:span><text:span text:style-name="T8">, a [Hebrew], &amp; there-/fore may be held in the synagogue [Hebrew]./</text:span></text:p>
      <text:p text:style-name="P5"><text:span text:style-name="T8">4. That, as funeral services are attended even by those of our race who hardly ever/ take occasion to recollect that they are born Jews, &amp; as the funeral address, embo-/dying the objective as well as the subjective, may have the effect of awakening/</text:span></text:p>
      <text:p text:style-name="P5"><text:span text:style-name="T8"/></text:p>
      <text:p text:style-name="P5"><text:span text:style-name="T8">[Page 12]</text:span></text:p>
      <text:p text:style-name="P5"><text:span text:style-name="T8">them to their duties as Jews: funeral services ought to be held in the synagogue [Hebrew]./</text:span></text:p>
      <text:p text:style-name="P5"><text:span text:style-name="T8">5. That the remains may be brought into the synagogue, without fear of thereby/ desecrating the sacred edifice, particularly if they are enclosed in a coffin./</text:span></text:p>
      <text:p text:style-name="P5"><text:span text:style-name="T8">6. That the [Hebrew] may attend such funeral services for the sake of both [Hebrew]/ &amp; [Hebrew].--/</text:span></text:p>
      <text:p text:style-name="P5"><text:span text:style-name="T8"><text:tab/>And now, Rev. sir, having to the best of my ability--&amp;, let me hope, also to/ your satisfaction--submitted my authorities for my views on the question at issue, I/ crave your authoritative &amp; categoric opinion. <text:s/>I conscientiously believe to have in the/ above presented the Halakhah &amp; its bearings, the premises &amp; the conclusions: am I mis-/taken, or am I correct? <text:s/>This, I earnestly trust, you will answer. <text:s/>If I am mistaken,/ kindly point out my mistakes; if I am correct, considerately endorse me. <text:s/>In either/ case I shall greatly appreciate your prompt reply: [Hebrew]./</text:span></text:p>
      <text:p text:style-name="P5"><text:span text:style-name="T8"><text:tab/>With highest regards &amp; best wishes, I have the honor of being, [Hebrew],/ Sincerely your pupil/ S. Mendelsohn/ Rabbi Congr. "Temple of Israel."/</text:span></text:p>
      <text:p text:style-name="P5"><text:span text:style-name="T8">The/ Rev. Dr. S. Morais;/ Philadelphia,/ P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1:25:49.67</meta:creation-date>
    <meta:document-statistic meta:table-count="0" meta:image-count="0" meta:object-count="0" meta:page-count="7" meta:paragraph-count="115" meta:word-count="3555" meta:character-count="21473"/>
    <dc:date>2012-01-04T13:27:23.96</dc:date>
    <dc:creator>Penn Libraries</dc:creator>
    <meta:editing-duration>PT00H03M41S</meta:editing-duration>
    <meta:editing-cycles>1</meta:editing-cycles>
    <meta:generator>OpenOffice.org/3.2$Win32 OpenOffice.org_project/320m12$Build-9483</meta:generator>
  </office:meta>
</office:document-meta>
</file>